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3208" officeooo:paragraph-rsid="000e3208"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e3208" officeooo:paragraph-rsid="000e3208"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font-weight="normal" officeooo:rsid="000e3208" officeooo:paragraph-rsid="000e3208"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font-weight="normal" officeooo:rsid="000e5ebc" officeooo:paragraph-rsid="000e5ebc"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rsid="000f6bb1" officeooo:paragraph-rsid="000f6bb1"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111cd1" officeooo:paragraph-rsid="00111cd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1cd1" officeooo:paragraph-rsid="00111cd1"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officeooo:rsid="00111cd1" officeooo:paragraph-rsid="00111cd1"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ms</text:p>
      <text:p text:style-name="P2">Description of the attack:</text:p>
      <text:list xml:id="list1246038808" text:style-name="L1">
        <text:list-item>
          <text:p text:style-name="P3">Is a malware program that spreads copies of itself without the need to inject itself into other programs and usually without human interaction</text:p>
        </text:list-item>
        <text:list-item>
          <text:p text:style-name="P3">Differs from a Virus because it does not infect other programs</text:p>
        </text:list-item>
        <text:list-item>
          <text:p text:style-name="P3">In most cases a computer Worm will carry with it malicious payload which will delete files or install a backdoor</text:p>
        </text:list-item>
        <text:list-item>
          <text:p text:style-name="P4">Worms is usually spread by exploiting vulnerabilities and security holes in applications (such as buffer overflow) run over the internet with inter-connected computers. The worm will then try to spread itself to and infect other computers connected to the same network and so on. </text:p>
        </text:list-item>
        <text:list-item>
          <text:p text:style-name="P4">This attack does not stop so machines that have already been infected before may have to endure repeated attacks. </text:p>
        </text:list-item>
        <text:list-item>
          <text:p text:style-name="P5">Once a system is infected a Worm must take steps to ensure that it persists on the victims machine and survives rebooting. On windows machines this is usually achieved by modifying the Windows Registry. This is a database containing entries to certain programs and services or device drivers which the operating system runs on startup. The worm will be placed as an entry in this database resulting in the operating system executing the worm on startup. </text:p>
        </text:list-item>
        <text:list-item>
          <text:p text:style-name="P6">Some entries for worms have a given entry path which malware detection software can detect and prevent the operating system to run</text:p>
        </text:list-item>
      </text:list>
      <text:p text:style-name="P7"/>
      <text:p text:style-name="P7">Designing a worm:</text:p>
      <text:list xml:id="list1986658097" text:style-name="L2">
        <text:list-item>
          <text:p text:style-name="P8"/>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0:51:11.501622953</meta:creation-date>
    <dc:date>2023-05-05T12:00:24.456604788</dc:date>
    <meta:editing-duration>PT5M2S</meta:editing-duration>
    <meta:editing-cycles>1</meta:editing-cycles>
    <meta:document-statistic meta:table-count="0" meta:image-count="0" meta:object-count="0" meta:page-count="1" meta:paragraph-count="11" meta:word-count="231" meta:character-count="1350" meta:non-whitespace-character-count="1134"/>
    <meta:generator>LibreOffice/6.4.7.2$Linux_X86_64 LibreOffice_project/40$Build-2</meta:generator>
  </office:meta>
</office:document-meta>
</file>